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ext" style:name="a2a41d3"/>
    <style:style style:family="table-cell" style:name="acee419">
      <style:table-cell-properties/>
    </style:style>
    <style:style style:family="paragraph" style:name="aa224ff"/>
    <style:style style:family="text" style:name="afb611f"/>
    <style:style style:family="table-cell" style:name="a15e7d4">
      <style:table-cell-properties/>
    </style:style>
    <style:style style:family="paragraph" style:name="a915cfd"/>
    <style:style style:family="text" style:name="a46842f"/>
    <style:style style:family="table-cell" style:name="a682ead">
      <style:table-cell-properties/>
    </style:style>
    <style:style style:family="paragraph" style:name="a49f574"/>
    <style:style style:family="table-row" style:name="a6111a0">
      <style:table-row-properties style:row-height="4.27mm" style:use-optimal-row-height="true"/>
    </style:style>
    <style:style style:family="text" style:name="a5fa79e"/>
    <style:style style:family="table-cell" style:name="aa0bc44">
      <style:table-cell-properties/>
    </style:style>
    <style:style style:family="paragraph" style:name="a9410bb"/>
    <style:style style:family="text" style:name="a66fd89"/>
    <style:style style:family="table-cell" style:name="a4fcbd9">
      <style:table-cell-properties/>
    </style:style>
    <style:style style:family="paragraph" style:name="a222b89"/>
    <style:style style:family="text" style:name="a8e357f"/>
    <style:style style:family="table-cell" style:name="aa8e481">
      <style:table-cell-properties/>
    </style:style>
    <style:style style:family="paragraph" style:name="a7b1f24"/>
    <style:style style:family="table-row" style:name="aa066bf">
      <style:table-row-properties style:row-height="4.27mm" style:use-optimal-row-height="true"/>
    </style:style>
    <style:style style:family="text" style:name="a77f04d"/>
    <style:style style:family="table-cell" style:name="a67d33f">
      <style:table-cell-properties/>
    </style:style>
    <style:style style:family="paragraph" style:name="acbb943"/>
    <style:style style:family="text" style:name="adc4a13"/>
    <style:style style:family="table-cell" style:name="a78948f">
      <style:table-cell-properties/>
    </style:style>
    <style:style style:family="paragraph" style:name="aae36d6"/>
    <style:style style:family="text" style:name="a387995"/>
    <style:style style:family="table-cell" style:name="a1896bb">
      <style:table-cell-properties/>
    </style:style>
    <style:style style:family="paragraph" style:name="a859418"/>
    <style:style style:family="table-row" style:name="aaec102">
      <style:table-row-properties style:row-height="4.27mm" style:use-optimal-row-height="true"/>
    </style:style>
    <style:style style:family="text" style:name="ac39179"/>
    <style:style style:family="table-cell" style:name="ac785e3">
      <style:table-cell-properties/>
    </style:style>
    <style:style style:family="paragraph" style:name="a415def"/>
    <style:style style:family="text" style:name="a3c8f38"/>
    <style:style style:family="table-cell" style:name="a6ac10f">
      <style:table-cell-properties/>
    </style:style>
    <style:style style:family="paragraph" style:name="abe116b"/>
    <style:style style:family="text" style:name="a586a73"/>
    <style:style style:family="table-cell" style:name="aa44a8c">
      <style:table-cell-properties/>
    </style:style>
    <style:style style:family="paragraph" style:name="a208c3c"/>
    <style:style style:family="table-row" style:name="ac54875">
      <style:table-row-properties style:row-height="4.27mm" style:use-optimal-row-height="true"/>
    </style:style>
    <style:style style:family="text" style:name="a2b5acc"/>
    <style:style style:family="table-cell" style:name="a85366d">
      <style:table-cell-properties/>
    </style:style>
    <style:style style:family="paragraph" style:name="a1aee02"/>
    <style:style style:family="text" style:name="ac545c0"/>
    <style:style style:family="table-cell" style:name="af651ad">
      <style:table-cell-properties/>
    </style:style>
    <style:style style:family="paragraph" style:name="af86420"/>
    <style:style style:family="text" style:name="a91502f"/>
    <style:style style:family="table-cell" style:name="a009dd8">
      <style:table-cell-properties/>
    </style:style>
    <style:style style:family="paragraph" style:name="a1eeb66"/>
    <style:style style:family="table-row" style:name="a5b811e">
      <style:table-row-properties style:row-height="4.27mm" style:use-optimal-row-height="true"/>
    </style:style>
    <style:style style:family="text" style:name="a68cd56"/>
    <style:style style:family="table-cell" style:name="aea5b12">
      <style:table-cell-properties/>
    </style:style>
    <style:style style:family="paragraph" style:name="ae37b41"/>
    <style:style style:family="text" style:name="a73f635"/>
    <style:style style:family="table-cell" style:name="a4b0311">
      <style:table-cell-properties/>
    </style:style>
    <style:style style:family="paragraph" style:name="a0bdd5e"/>
    <style:style style:family="text" style:name="a4f743c"/>
    <style:style style:family="table-cell" style:name="a564d81">
      <style:table-cell-properties/>
    </style:style>
    <style:style style:family="paragraph" style:name="a38faa3"/>
    <style:style style:family="table-row" style:name="a3333da">
      <style:table-row-properties style:row-height="4.27mm" style:use-optimal-row-height="true"/>
    </style:style>
    <style:style style:family="text" style:name="a1a2301"/>
    <style:style style:family="table-cell" style:name="a8d152d">
      <style:table-cell-properties/>
    </style:style>
    <style:style style:family="paragraph" style:name="ad8edde"/>
    <style:style style:family="text" style:name="abdc64a"/>
    <style:style style:family="table-cell" style:name="aee1f3e">
      <style:table-cell-properties/>
    </style:style>
    <style:style style:family="paragraph" style:name="a61b50c"/>
    <style:style style:family="text" style:name="a82ee5e"/>
    <style:style style:family="table-cell" style:name="a466455">
      <style:table-cell-properties/>
    </style:style>
    <style:style style:family="paragraph" style:name="a891a47"/>
    <style:style style:family="table-row" style:name="ae8ecfc">
      <style:table-row-properties style:row-height="4.27mm" style:use-optimal-row-height="true"/>
    </style:style>
    <style:style style:family="text" style:name="a6db510"/>
    <style:style style:family="table-cell" style:name="a491089">
      <style:table-cell-properties/>
    </style:style>
    <style:style style:family="paragraph" style:name="a2cf102"/>
    <style:style style:family="text" style:name="a8bf222"/>
    <style:style style:family="table-cell" style:name="a52200b">
      <style:table-cell-properties/>
    </style:style>
    <style:style style:family="paragraph" style:name="a721d42"/>
    <style:style style:family="text" style:name="afc272a"/>
    <style:style style:family="table-cell" style:name="a3660e5">
      <style:table-cell-properties/>
    </style:style>
    <style:style style:family="paragraph" style:name="a6924be"/>
    <style:style style:family="table-row" style:name="a497154">
      <style:table-row-properties style:row-height="4.27mm" style:use-optimal-row-height="true"/>
    </style:style>
    <style:style style:family="text" style:name="a1531e8"/>
    <style:style style:family="table-cell" style:name="a1879ca">
      <style:table-cell-properties/>
    </style:style>
    <style:style style:family="paragraph" style:name="acd3c67"/>
    <style:style style:family="text" style:name="abe0a87"/>
    <style:style style:family="table-cell" style:name="a9137a8">
      <style:table-cell-properties/>
    </style:style>
    <style:style style:family="paragraph" style:name="a0c5f1a"/>
    <style:style style:family="text" style:name="a0590dc"/>
    <style:style style:family="table-cell" style:name="ac113e9">
      <style:table-cell-properties/>
    </style:style>
    <style:style style:family="paragraph" style:name="af42b56"/>
    <style:style style:family="table-row" style:name="a244956">
      <style:table-row-properties style:row-height="4.27mm" style:use-optimal-row-height="true"/>
    </style:style>
    <style:style style:family="text" style:name="ad66fa0"/>
    <style:style style:family="table-cell" style:name="aa325e8">
      <style:table-cell-properties/>
    </style:style>
    <style:style style:family="paragraph" style:name="a1d68d9"/>
    <style:style style:family="text" style:name="ab6e879"/>
    <style:style style:family="table-cell" style:name="a5fc95b">
      <style:table-cell-properties/>
    </style:style>
    <style:style style:family="paragraph" style:name="a41863e"/>
    <style:style style:family="text" style:name="a6138e3"/>
    <style:style style:family="table-cell" style:name="a666818">
      <style:table-cell-properties/>
    </style:style>
    <style:style style:family="paragraph" style:name="a17c381"/>
    <style:style style:family="table-row" style:name="a447db3">
      <style:table-row-properties style:row-height="4.27mm" style:use-optimal-row-height="true"/>
    </style:style>
    <style:style style:family="text" style:name="a24e21b"/>
    <style:style style:family="table-cell" style:name="a1dcc38">
      <style:table-cell-properties/>
    </style:style>
    <style:style style:family="paragraph" style:name="a4ca268"/>
    <style:style style:family="text" style:name="abb19a6"/>
    <style:style style:family="table-cell" style:name="a202d86">
      <style:table-cell-properties/>
    </style:style>
    <style:style style:family="paragraph" style:name="ad79d12"/>
    <style:style style:family="text" style:name="a8e919f"/>
    <style:style style:family="table-cell" style:name="a43ef70">
      <style:table-cell-properties/>
    </style:style>
    <style:style style:family="paragraph" style:name="a48844b"/>
    <style:style style:family="table-row" style:name="a301791">
      <style:table-row-properties style:row-height="4.27mm" style:use-optimal-row-height="true"/>
    </style:style>
    <style:style style:family="text" style:name="aaf1093"/>
    <style:style style:family="table-cell" style:name="aadb78a">
      <style:table-cell-properties/>
    </style:style>
    <style:style style:family="paragraph" style:name="a630cc7"/>
    <style:style style:family="text" style:name="a4c58a7"/>
    <style:style style:family="table-cell" style:name="ae9098f">
      <style:table-cell-properties/>
    </style:style>
    <style:style style:family="paragraph" style:name="a8dd693"/>
    <style:style style:family="text" style:name="a4c6ceb"/>
    <style:style style:family="table-cell" style:name="a7f3977">
      <style:table-cell-properties/>
    </style:style>
    <style:style style:family="paragraph" style:name="a41d901"/>
    <style:style style:family="table-row" style:name="ab62a17">
      <style:table-row-properties style:row-height="4.27mm" style:use-optimal-row-height="true"/>
    </style:style>
    <style:style style:family="text" style:name="a2e17f0"/>
    <style:style style:family="table-cell" style:name="a4bd246">
      <style:table-cell-properties/>
    </style:style>
    <style:style style:family="paragraph" style:name="a48cb14"/>
    <style:style style:family="text" style:name="ab6af2e"/>
    <style:style style:family="table-cell" style:name="a1a4d58">
      <style:table-cell-properties/>
    </style:style>
    <style:style style:family="paragraph" style:name="af4da44"/>
    <style:style style:family="text" style:name="a07d59b"/>
    <style:style style:family="table-cell" style:name="ab2d8ec">
      <style:table-cell-properties/>
    </style:style>
    <style:style style:family="paragraph" style:name="ae12f3c"/>
    <style:style style:family="table-row" style:name="aaf5a1f">
      <style:table-row-properties style:row-height="4.27mm" style:use-optimal-row-height="true"/>
    </style:style>
    <style:style style:family="table-row" style:name="a3d944b">
      <style:table-row-properties style:row-height="4.27mm" style:use-optimal-row-height="true"/>
    </style:style>
    <style:style style:family="table-column" style:name="ac5ac9b">
      <style:table-column-properties style:column-width="22.58mm"/>
    </style:style>
    <style:style style:family="table" style:name="a6295f7">
      <style:table-properties style:rel-width="100%" table:display="true"/>
    </style:style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Sheet1" table:style-name="a6295f7">
        <table:table-column table:number-columns-repeated="4" table:style-name="ac5ac9b"/>
        <table:table-row table:style-name="a3d944b">
          <table:table-cell table:number-columns-repeated="4"/>
        </table:table-row>
        <table:table-row table:style-name="aaf5a1f">
          <table:table-cell/>
          <table:table-cell office:value-type="string" table:style-name="ab2d8ec">
            <text:p text:style-name="ae12f3c"><text:span text:style-name="a07d59b">1</text:span></text:p>
          </table:table-cell>
          <table:table-cell office:value-type="string" table:style-name="a1a4d58">
            <text:p text:style-name="af4da44"><text:span text:style-name="ab6af2e">2</text:span></text:p>
          </table:table-cell>
          <table:table-cell office:value-type="string" table:style-name="a4bd246">
            <text:p text:style-name="a48cb14"><text:span text:style-name="a2e17f0">3</text:span></text:p>
          </table:table-cell>
        </table:table-row>
        <table:table-row table:style-name="ab62a17">
          <table:table-cell/>
          <table:table-cell office:value-type="string" table:style-name="a7f3977">
            <text:p text:style-name="a41d901"><text:span text:style-name="a4c6ceb">2</text:span></text:p>
          </table:table-cell>
          <table:table-cell office:value-type="string" table:style-name="ae9098f">
            <text:p text:style-name="a8dd693"><text:span text:style-name="a4c58a7">3</text:span></text:p>
          </table:table-cell>
          <table:table-cell office:value-type="string" table:style-name="aadb78a">
            <text:p text:style-name="a630cc7"><text:span text:style-name="aaf1093">4</text:span></text:p>
          </table:table-cell>
        </table:table-row>
        <table:table-row table:style-name="a301791">
          <table:table-cell/>
          <table:table-cell office:value-type="string" table:style-name="a43ef70">
            <text:p text:style-name="a48844b"><text:span text:style-name="a8e919f">3</text:span></text:p>
          </table:table-cell>
          <table:table-cell office:value-type="string" table:style-name="a202d86">
            <text:p text:style-name="ad79d12"><text:span text:style-name="abb19a6">4</text:span></text:p>
          </table:table-cell>
          <table:table-cell office:value-type="string" table:style-name="a1dcc38">
            <text:p text:style-name="a4ca268"><text:span text:style-name="a24e21b">5</text:span></text:p>
          </table:table-cell>
        </table:table-row>
        <table:table-row table:style-name="a447db3">
          <table:table-cell/>
          <table:table-cell office:value-type="string" table:style-name="a666818">
            <text:p text:style-name="a17c381"><text:span text:style-name="a6138e3">4</text:span></text:p>
          </table:table-cell>
          <table:table-cell office:value-type="string" table:style-name="a5fc95b">
            <text:p text:style-name="a41863e"><text:span text:style-name="ab6e879">5</text:span></text:p>
          </table:table-cell>
          <table:table-cell office:value-type="string" table:style-name="aa325e8">
            <text:p text:style-name="a1d68d9"><text:span text:style-name="ad66fa0">6</text:span></text:p>
          </table:table-cell>
        </table:table-row>
        <table:table-row table:style-name="a244956">
          <table:table-cell/>
          <table:table-cell office:value-type="string" table:style-name="ac113e9">
            <text:p text:style-name="af42b56"><text:span text:style-name="a0590dc">5</text:span></text:p>
          </table:table-cell>
          <table:table-cell office:value-type="string" table:style-name="a9137a8">
            <text:p text:style-name="a0c5f1a"><text:span text:style-name="abe0a87">6</text:span></text:p>
          </table:table-cell>
          <table:table-cell office:value-type="string" table:style-name="a1879ca">
            <text:p text:style-name="acd3c67"><text:span text:style-name="a1531e8">7</text:span></text:p>
          </table:table-cell>
        </table:table-row>
        <table:table-row table:style-name="a497154">
          <table:table-cell/>
          <table:table-cell office:value-type="string" table:style-name="a3660e5">
            <text:p text:style-name="a6924be"><text:span text:style-name="afc272a">6</text:span></text:p>
          </table:table-cell>
          <table:table-cell office:value-type="string" table:style-name="a52200b">
            <text:p text:style-name="a721d42"><text:span text:style-name="a8bf222">7</text:span></text:p>
          </table:table-cell>
          <table:table-cell office:value-type="string" table:style-name="a491089">
            <text:p text:style-name="a2cf102"><text:span text:style-name="a6db510">8</text:span></text:p>
          </table:table-cell>
        </table:table-row>
        <table:table-row table:style-name="ae8ecfc">
          <table:table-cell/>
          <table:table-cell office:value-type="string" table:style-name="a466455">
            <text:p text:style-name="a891a47"><text:span text:style-name="a82ee5e">7</text:span></text:p>
          </table:table-cell>
          <table:table-cell office:value-type="string" table:style-name="aee1f3e">
            <text:p text:style-name="a61b50c"><text:span text:style-name="abdc64a">8</text:span></text:p>
          </table:table-cell>
          <table:table-cell office:value-type="string" table:style-name="a8d152d">
            <text:p text:style-name="ad8edde"><text:span text:style-name="a1a2301">9</text:span></text:p>
          </table:table-cell>
        </table:table-row>
        <table:table-row table:style-name="a3333da">
          <table:table-cell/>
          <table:table-cell office:value-type="string" table:style-name="a564d81">
            <text:p text:style-name="a38faa3"><text:span text:style-name="a4f743c">8</text:span></text:p>
          </table:table-cell>
          <table:table-cell office:value-type="string" table:style-name="a4b0311">
            <text:p text:style-name="a0bdd5e"><text:span text:style-name="a73f635">9</text:span></text:p>
          </table:table-cell>
          <table:table-cell office:value-type="string" table:style-name="aea5b12">
            <text:p text:style-name="ae37b41"><text:span text:style-name="a68cd56">10</text:span></text:p>
          </table:table-cell>
        </table:table-row>
        <table:table-row table:style-name="a5b811e">
          <table:table-cell/>
          <table:table-cell office:value-type="string" table:style-name="a009dd8">
            <text:p text:style-name="a1eeb66"><text:span text:style-name="a91502f">9</text:span></text:p>
          </table:table-cell>
          <table:table-cell office:value-type="string" table:style-name="af651ad">
            <text:p text:style-name="af86420"><text:span text:style-name="ac545c0">10</text:span></text:p>
          </table:table-cell>
          <table:table-cell office:value-type="string" table:style-name="a85366d">
            <text:p text:style-name="a1aee02"><text:span text:style-name="a2b5acc">11</text:span></text:p>
          </table:table-cell>
        </table:table-row>
        <table:table-row table:style-name="ac54875">
          <table:table-cell/>
          <table:table-cell office:value-type="string" table:style-name="aa44a8c">
            <text:p text:style-name="a208c3c"><text:span text:style-name="a586a73">10</text:span></text:p>
          </table:table-cell>
          <table:table-cell office:value-type="string" table:style-name="a6ac10f">
            <text:p text:style-name="abe116b"><text:span text:style-name="a3c8f38">11</text:span></text:p>
          </table:table-cell>
          <table:table-cell office:value-type="string" table:style-name="ac785e3">
            <text:p text:style-name="a415def"><text:span text:style-name="ac39179">12</text:span></text:p>
          </table:table-cell>
        </table:table-row>
        <table:table-row table:style-name="aaec102">
          <table:table-cell/>
          <table:table-cell office:value-type="string" table:style-name="a1896bb">
            <text:p text:style-name="a859418"><text:span text:style-name="a387995">11</text:span></text:p>
          </table:table-cell>
          <table:table-cell office:value-type="string" table:style-name="a78948f">
            <text:p text:style-name="aae36d6"><text:span text:style-name="adc4a13">12</text:span></text:p>
          </table:table-cell>
          <table:table-cell office:value-type="string" table:style-name="a67d33f">
            <text:p text:style-name="acbb943"><text:span text:style-name="a77f04d">13</text:span></text:p>
          </table:table-cell>
        </table:table-row>
        <table:table-row table:style-name="aa066bf">
          <table:table-cell/>
          <table:table-cell office:value-type="string" table:style-name="aa8e481">
            <text:p text:style-name="a7b1f24"><text:span text:style-name="a8e357f">12</text:span></text:p>
          </table:table-cell>
          <table:table-cell office:value-type="string" table:style-name="a4fcbd9">
            <text:p text:style-name="a222b89"><text:span text:style-name="a66fd89">13</text:span></text:p>
          </table:table-cell>
          <table:table-cell office:value-type="string" table:style-name="aa0bc44">
            <text:p text:style-name="a9410bb"><text:span text:style-name="a5fa79e">14</text:span></text:p>
          </table:table-cell>
        </table:table-row>
        <table:table-row table:style-name="a6111a0">
          <table:table-cell/>
          <table:table-cell office:value-type="string" table:style-name="a682ead">
            <text:p text:style-name="a49f574"><text:span text:style-name="a46842f">13</text:span></text:p>
          </table:table-cell>
          <table:table-cell office:value-type="string" table:style-name="a15e7d4">
            <text:p text:style-name="a915cfd"><text:span text:style-name="afb611f">14</text:span></text:p>
          </table:table-cell>
          <table:table-cell office:value-type="string" table:style-name="acee419">
            <text:p text:style-name="aa224ff"><text:span text:style-name="a2a41d3">15</text:span></text:p>
          </table:table-cell>
        </table:table-row>
      </table:table>
      <table:table table:name="Sheet1" table:style-name="ta1">
        <table:table-column table:default-cell-style-name="Default" table:style-name="co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default-style style:family="table-cell">
      <style:text-properties fo:country="US" fo:language="en" style:font-name="Liberation Sans" style:font-name-asian="DejaVu Sans" style:font-name-complex="DejaVu Sans"/>
    </style:default-style>
    <style:style style:family="table-cell" style:name="Default" style:parent-style-name="default_cell_style">
      <style:text-properties style:font-name-complex="FreeSans"/>
    </style:style>
    <style:style style:family="table-cell" style:name="Heading" style:parent-style-name="Default">
      <style:paragraph-properties fo:text-align="center"/>
      <style:text-properties fo:font-size="16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36</dc:date>
    <meta:editing-cycles>2</meta:editing-cycles>
    <meta:editing-duration>PT0.037S</meta:editing-duration>
  </office:meta>
</office:document-meta>
</file>